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obacion ley de ohm" table:style-name="ta1">
        <table:shapes>
          <draw:frame draw:z-index="0" draw:style-name="gr1" draw:text-style-name="P1" svg:width="588.47pt" svg:height="255.26pt" svg:x="289.59pt" svg:y="21.09pt">
            <loext:p draw:notify-on-update-of-ranges="'Comprobacion ley de ohm'.B4:'Comprobacion ley de ohm'.B13 'Comprobacion ley de ohm'.C3:'Comprobacion ley de ohm'.C3 'Comprobacion ley de ohm'.C4:'Comprobacion ley de ohm'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I (A)</text:p>
          </table:table-cell>
          <table:table-cell table:style-name="ce1" office:value-type="string" calcext:value-type="string">
            <text:p>V (V)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1.02" calcext:value-type="float">
            <text:p>1.02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145" calcext:value-type="float">
            <text:p>0.00145</text:p>
          </table:table-cell>
          <table:table-cell table:style-name="ce1" office:value-type="float" office:value="2.17" calcext:value-type="float">
            <text:p>2.17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215" calcext:value-type="float">
            <text:p>0.0215</text:p>
          </table:table-cell>
          <table:table-cell table:style-name="ce1" office:value-type="float" office:value="3.23" calcext:value-type="float">
            <text:p>3.23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4.35" calcext:value-type="float">
            <text:p>4.35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361" calcext:value-type="float">
            <text:p>0.00361</text:p>
          </table:table-cell>
          <table:table-cell table:style-name="ce1" office:value-type="float" office:value="5.42" calcext:value-type="float">
            <text:p>5.42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6.61" calcext:value-type="float">
            <text:p>6.61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58" calcext:value-type="float">
            <text:p>0.0058</text:p>
          </table:table-cell>
          <table:table-cell table:style-name="ce1" office:value-type="float" office:value="7.85" calcext:value-type="float">
            <text:p>7.85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589" calcext:value-type="float">
            <text:p>0.00589</text:p>
          </table:table-cell>
          <table:table-cell table:style-name="ce1" office:value-type="float" office:value="8.85" calcext:value-type="float">
            <text:p>8.85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675" calcext:value-type="float">
            <text:p>0.00675</text:p>
          </table:table-cell>
          <table:table-cell table:style-name="ce1" office:value-type="float" office:value="10.14" calcext:value-type="float">
            <text:p>10.14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.00741" calcext:value-type="float">
            <text:p>0.00741</text:p>
          </table:table-cell>
          <table:table-cell table:style-name="ce1" office:value-type="float" office:value="11.14" calcext:value-type="float">
            <text:p>11.14</text:p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La gráfica es una linea recta, lo que coincide con la gráfica que cumple un material óhmico.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 table:number-columns-spanned="6" table:number-rows-spanned="2">
            <text:p>Si hacemos la pendiente de la gráfica ((11,14 – 1.02) / (0.00741 – 0.00068)),</text:p>
          </table:table-cell>
          <table:covered-table-cell table:number-columns-repeated="5"/>
        </table:table-row>
        <table:table-row table:style-name="ro2">
          <table:table-cell table:number-columns-repeated="6"/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btenemos que vale alrededor de 1500, lo que equivale al valor de la resistencia usada.</text:p>
          </table:table-cell>
          <table:table-cell table:number-columns-repeated="5"/>
        </table:table-row>
      </table:table>
      <table:table table:name="Resistencias en serie" table:style-name="ta1">
        <table:shapes>
          <draw:frame draw:z-index="0" draw:style-name="gr1" draw:text-style-name="P1" svg:width="453.51pt" svg:height="255.09pt" svg:x="194.85pt" svg:y="15.62pt">
            <loext:p draw:notify-on-update-of-ranges="'Resistencias en serie'.B3:'Resistencias en serie'.B7 'Resistencias en serie'.C2:'Resistencias en serie'.C2 'Resistencias en serie'.C3:'Resistencias en serie'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94.85pt" svg:y="310.03pt">
            <loext:p draw:notify-on-update-of-ranges="'Resistencias en serie'.B26:'Resistencias en serie'.B30 'Resistencias en serie'.C25:'Resistencias en serie'.C25 'Resistencias en serie'.C26:'Resistencias en serie'.C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98.84pt" svg:y="92.41pt">
            <loext:p draw:notify-on-update-of-ranges="'Resistencias en serie'.M9:'Resistencias en serie'.M12 'Resistencias en serie'.N8:'Resistencias en serie'.N8 'Resistencias en serie'.N9:'Resistencias en serie'.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068" calcext:value-type="float">
            <text:p>0.00068</text:p>
          </table:table-cell>
          <table:table-cell office:value-type="float" office:value="1.02" calcext:value-type="float">
            <text:p>1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145" calcext:value-type="float">
            <text:p>0.00145</text:p>
          </table:table-cell>
          <table:table-cell office:value-type="float" office:value="2.17" calcext:value-type="float">
            <text:p>2.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215" calcext:value-type="float">
            <text:p>0.00215</text:p>
          </table:table-cell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29" calcext:value-type="float">
            <text:p>0.0029</text:p>
          </table:table-cell>
          <table:table-cell office:value-type="float" office:value="4.35" calcext:value-type="float">
            <text:p>4.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61" calcext:value-type="float">
            <text:p>0.00361</text:p>
          </table:table-cell>
          <table:table-cell office:value-type="float" office:value="5.42" calcext:value-type="float">
            <text:p>5.42</text:p>
          </table:table-cell>
          <table:table-cell table:number-columns-repeated="11"/>
        </table:table-row>
        <table:table-row table:style-name="ro2">
          <table:table-cell table:number-columns-repeated="12"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</table:table-row>
        <table:table-row table:style-name="ro2">
          <table:table-cell table:number-columns-repeated="12"/>
          <table:table-cell office:value-type="float" office:value="0.00046" calcext:value-type="float">
            <text:p>0.00046</text:p>
          </table:table-cell>
          <table:table-cell office:value-type="float" office:value="1.24" calcext:value-type="float">
            <text:p>1.24</text:p>
          </table:table-cell>
        </table:table-row>
        <table:table-row table:style-name="ro2">
          <table:table-cell/>
          <table:table-cell office:value-type="string" calcext:value-type="string">
            <text:p>1501,70 R1</text:p>
          </table:table-cell>
          <table:table-cell table:number-columns-repeated="10"/>
          <table:table-cell office:value-type="float" office:value="0.009" calcext:value-type="float">
            <text:p>0.009</text:p>
          </table:table-cell>
          <table:table-cell office:value-type="float" office:value="2.42" calcext:value-type="float">
            <text:p>2.42</text:p>
          </table:table-cell>
        </table:table-row>
        <table:table-row table:style-name="ro2">
          <table:table-cell table:number-columns-repeated="12"/>
          <table:table-cell office:value-type="float" office:value="0.00126" calcext:value-type="float">
            <text:p>0.00126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table:number-columns-repeated="12"/>
          <table:table-cell office:value-type="float" office:value="0.00162" calcext:value-type="float">
            <text:p>0.00162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2715,51 Req</text:p>
          </table:table-cell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098" calcext:value-type="float">
            <text:p>0.00098</text:p>
          </table:table-cell>
          <table:table-cell office:value-type="float" office:value="1.17" calcext:value-type="float">
            <text:p>1.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178" calcext:value-type="float">
            <text:p>0.00178</text:p>
          </table:table-cell>
          <table:table-cell office:value-type="float" office:value="2.14" calcext:value-type="float">
            <text:p>2.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251" calcext:value-type="float">
            <text:p>0.00251</text:p>
          </table:table-cell>
          <table:table-cell office:value-type="float" office:value="3.02" calcext:value-type="float">
            <text:p>3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64" calcext:value-type="float">
            <text:p>0.00364</text:p>
          </table:table-cell>
          <table:table-cell office:value-type="float" office:value="4.28" calcext:value-type="float">
            <text:p>4.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438" calcext:value-type="float">
            <text:p>0.00438</text:p>
          </table:table-cell>
          <table:table-cell office:value-type="float" office:value="5.28" calcext:value-type="float">
            <text:p>5.28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1208,8 R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Hemos calculado las gráficas y sus pendientes correspondientes con la formula (y2-y1)/(x2-x1). 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Podemos comprobar que la pendiente de la gráfica de la resistencia equivalente es la suma de las resistencias R1 y R2, coincidiendo con la teoría.</text:p>
          </table:table-cell>
          <table:table-cell/>
        </table:table-row>
      </table:table>
      <table:table table:name="Resistencias en paralelo" table:style-name="ta1">
        <table:shapes>
          <draw:frame draw:z-index="0" draw:style-name="gr1" draw:text-style-name="P1" svg:width="453.51pt" svg:height="255.09pt" svg:x="194.85pt" svg:y="28.43pt">
            <loext:p draw:notify-on-update-of-ranges="'Resistencias en paralelo'.B4:'Resistencias en paralelo'.B8 'Resistencias en paralelo'.C3:'Resistencias en paralelo'.C3 'Resistencias en paralelo'.C4:'Resistencias en paralelo'.C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94.85pt" svg:y="391.83pt">
            <loext:p draw:notify-on-update-of-ranges="'Resistencias en paralelo'.B27:'Resistencias en paralelo'.B31 'Resistencias en paralelo'.C26:'Resistencias en paralelo'.C26 'Resistencias en paralelo'.C27:'Resistencias en paralelo'.C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897.65pt" svg:y="169.68pt">
            <loext:p draw:notify-on-update-of-ranges="'Resistencias en paralelo'.M13:'Resistencias en paralelo'.M17 'Resistencias en paralelo'.N12:'Resistencias en paralelo'.N12 'Resistencias en paralelo'.N13:'Resistencias en paralelo'.N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068" calcext:value-type="float">
            <text:p>0.00068</text:p>
          </table:table-cell>
          <table:table-cell office:value-type="float" office:value="1.02" calcext:value-type="float">
            <text:p>1.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145" calcext:value-type="float">
            <text:p>0.00145</text:p>
          </table:table-cell>
          <table:table-cell office:value-type="float" office:value="2.17" calcext:value-type="float">
            <text:p>2.1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215" calcext:value-type="float">
            <text:p>0.00215</text:p>
          </table:table-cell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29" calcext:value-type="float">
            <text:p>0.0029</text:p>
          </table:table-cell>
          <table:table-cell office:value-type="float" office:value="4.35" calcext:value-type="float">
            <text:p>4.3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361" calcext:value-type="float">
            <text:p>0.00361</text:p>
          </table:table-cell>
          <table:table-cell office:value-type="float" office:value="5.42" calcext:value-type="float">
            <text:p>5.42</text:p>
          </table:table-cell>
          <table:table-cell table:number-columns-repeated="11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1501,70 R1</text:p>
          </table:table-cell>
          <table:table-cell table:number-columns-repeated="12"/>
        </table:table-row>
        <table:table-row table:style-name="ro2">
          <table:table-cell table:number-columns-repeated="12"/>
          <table:table-cell office:value-type="string" calcext:value-type="string">
            <text:p>I (A)</text:p>
          </table:table-cell>
          <table:table-cell office:value-type="string" calcext:value-type="string">
            <text:p>V (V)</text:p>
          </table:table-cell>
        </table:table-row>
        <table:table-row table:style-name="ro2">
          <table:table-cell table:number-columns-repeated="12"/>
          <table:table-cell office:value-type="float" office:value="0.00194" calcext:value-type="float">
            <text:p>0.00194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table:number-columns-repeated="12"/>
          <table:table-cell office:value-type="float" office:value="0.00348" calcext:value-type="float">
            <text:p>0.00348</text:p>
          </table:table-cell>
          <table:table-cell office:value-type="float" office:value="2.32" calcext:value-type="float">
            <text:p>2.32</text:p>
          </table:table-cell>
        </table:table-row>
        <table:table-row table:style-name="ro2">
          <table:table-cell table:number-columns-repeated="12"/>
          <table:table-cell office:value-type="float" office:value="0.00505" calcext:value-type="float">
            <text:p>0.00505</text:p>
          </table:table-cell>
          <table:table-cell office:value-type="float" office:value="3.38" calcext:value-type="float">
            <text:p>3.38</text:p>
          </table:table-cell>
        </table:table-row>
        <table:table-row table:style-name="ro2">
          <table:table-cell table:number-columns-repeated="12"/>
          <table:table-cell office:value-type="float" office:value="0.00642" calcext:value-type="float">
            <text:p>0.00642</text:p>
          </table:table-cell>
          <table:table-cell office:value-type="float" office:value="4.29" calcext:value-type="float">
            <text:p>4.29</text:p>
          </table:table-cell>
        </table:table-row>
        <table:table-row table:style-name="ro2">
          <table:table-cell table:number-columns-repeated="12"/>
          <table:table-cell office:value-type="float" office:value="0.00808" calcext:value-type="float">
            <text:p>0.00808</text:p>
          </table:table-cell>
          <table:table-cell office:value-type="float" office:value="5.44" calcext:value-type="float">
            <text:p>5.44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2"/>
          <table:table-cell office:value-type="string" calcext:value-type="string">
            <text:p>674,02 R equivalente</text:p>
          </table:table-cell>
          <table:table-cell/>
        </table:table-row>
        <table:table-row table:style-name="ro2" table:number-rows-repeated="5">
          <table:table-cell table:number-columns-repeated="14"/>
        </table:table-row>
        <table:table-row table:style-name="ro2"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098" calcext:value-type="float">
            <text:p>0.00098</text:p>
          </table:table-cell>
          <table:table-cell office:value-type="float" office:value="1.17" calcext:value-type="float">
            <text:p>1.1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178" calcext:value-type="float">
            <text:p>0.00178</text:p>
          </table:table-cell>
          <table:table-cell office:value-type="float" office:value="2.14" calcext:value-type="float">
            <text:p>2.1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251" calcext:value-type="float">
            <text:p>0.00251</text:p>
          </table:table-cell>
          <table:table-cell office:value-type="float" office:value="3.02" calcext:value-type="float">
            <text:p>3.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364" calcext:value-type="float">
            <text:p>0.00364</text:p>
          </table:table-cell>
          <table:table-cell office:value-type="float" office:value="4.28" calcext:value-type="float">
            <text:p>4.2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0.00438" calcext:value-type="float">
            <text:p>0.00438</text:p>
          </table:table-cell>
          <table:table-cell office:value-type="float" office:value="5.28" calcext:value-type="float">
            <text:p>5.28</text:p>
          </table:table-cell>
          <table:table-cell table:number-columns-repeated="11"/>
        </table:table-row>
        <table:table-row table:style-name="ro2">
          <table:table-cell table:number-columns-repeated="12"/>
          <table:table-cell office:value-type="string" calcext:value-type="string">
            <text:p>Hemos calculado las gráficas y sus pendientes correspondientes con la formula (y2-y1)/(x2-x1).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Podemos comprobar que la pendiente de la gráfica de la resistencia equivalente es la inversa de la suma de las inversas de las resistencias R1 y R2, coincidiendo con la teoría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208,8 R2</text:p>
          </table:table-cell>
          <table:table-cell table:number-columns-repeated="12"/>
        </table:table-row>
        <table:table-row table:style-name="ro2" table:number-rows-repeated="1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23:29:35.4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1:34:46.895000000</meta:creation-date>
    <dc:date>2017-12-04T23:35:43.607000000</dc:date>
    <meta:editing-duration>PT2H5M31S</meta:editing-duration>
    <meta:editing-cycles>8</meta:editing-cycles>
    <meta:generator>LibreOffice/5.4.1.2$Windows_x86 LibreOffice_project/ea7cb86e6eeb2bf3a5af73a8f7777ac570321527</meta:generator>
    <meta:document-statistic meta:table-count="3" meta:cell-count="10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61cm" svg:height="9.006cm" xlink:href=".." xlink:type="simple" chart:class="chart:line" chart:style-name="ch1">
        <chart:title svg:x="7.029cm" svg:y="0.315cm" chart:style-name="ch2">
          <text:p>COMPROBACION LEY DE OHM</text:p>
        </chart:title>
        <chart:plot-area chart:style-name="ch3" table:cell-range-address="'Comprobacion ley de ohm'.B4:'Comprobacion ley de ohm'.C13 'Comprobacion ley de ohm'.C3:'Comprobacion ley de ohm'.C3" chart:data-source-has-labels="both" svg:x="1.374cm" svg:y="1.248cm" svg:width="18.972cm" svg:height="6.649cm">
          <chartooo:coordinate-region svg:x="1.983cm" svg:y="1.421cm" svg:width="17.741cm" svg:height="5.882cm"/>
          <chart:axis chart:dimension="x" chart:name="primary-x" chart:style-name="ch4" chartooo:axis-type="auto">
            <chartooo:date-scale/>
            <chart:title svg:x="9.837cm" svg:y="8.077cm" chart:style-name="ch5">
              <text:p>INTENSIDAD</text:p>
            </chart:title>
            <chart:categories table:cell-range-address="'Comprobacion ley de ohm'.B4:'Comprobacion ley de ohm'.B13"/>
          </chart:axis>
          <chart:axis chart:dimension="y" chart:name="primary-y" chart:style-name="ch4">
            <chart:title svg:x="0.451cm" svg:y="5.33cm" chart:style-name="ch6">
              <text:p>VOLTAJE</text:p>
            </chart:title>
            <chart:grid chart:style-name="ch7" chart:class="major"/>
          </chart:axis>
          <chart:series chart:style-name="ch8" chart:values-cell-range-address="'Comprobacion ley de ohm'.C4:'Comprobacion ley de ohm'.C13" chart:label-cell-address="'Comprobacion ley de ohm'.C3:'Comprobacion ley de ohm'.C3" chart:class="chart:line"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(V)</text:p>
                <draw:g>
                  <svg:desc>'Comprobacion ley de ohm'.C3:'Comprobacion ley de ohm'.C3</svg:desc>
                </draw:g>
              </table:table-cell>
            </table:table-row>
          </table:table-header-rows>
          <table:table-rows>
            <table:table-row>
              <table:table-cell office:value-type="float" office:value="0.00068">
                <text:p>0.00068</text:p>
                <draw:g>
                  <svg:desc>'Comprobacion ley de ohm'.B4:'Comprobacion ley de ohm'.B13</svg:desc>
                </draw:g>
              </table:table-cell>
              <table:table-cell office:value-type="float" office:value="1.02">
                <text:p>1.02</text:p>
                <draw:g>
                  <svg:desc>'Comprobacion ley de ohm'.C4:'Comprobacion ley de ohm'.C13</svg:desc>
                </draw:g>
              </table:table-cell>
            </table:table-row>
            <table:table-row>
              <table:table-cell office:value-type="float" office:value="0.00145">
                <text:p>0.001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0.0029">
                <text:p>0.002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0.00361">
                <text:p>0.00361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float" office:value="0.0044">
                <text:p>0.0044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0.0058">
                <text:p>0.005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0.00589">
                <text:p>0.00589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0.00675">
                <text:p>0.00675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float" office:value="0.00741">
                <text:p>0.00741</text:p>
              </table:table-cell>
              <table:table-cell office:value-type="float" office:value="11.14">
                <text:p>11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5cm" chart:style-name="ch2">
          <text:p>Resistencia 1</text:p>
        </chart:title>
        <chart:legend chart:legend-position="end" svg:x="12.751cm" svg:y="4.005cm" style:legend-expansion="high" chart:style-name="ch3"/>
        <chart:plot-area chart:style-name="ch4" table:cell-range-address="'Resistencias en serie'.B3:'Resistencias en serie'.C7 'Resistencias en serie'.C2:'Resistencias en serie'.C2" chart:data-source-has-labels="both" svg:x="1.279cm" svg:y="1.248cm" svg:width="11.152cm" svg:height="6.643cm">
          <chartooo:coordinate-region svg:x="1.888cm" svg:y="1.421cm" svg:width="9.933cm" svg:height="5.876cm"/>
          <chart:axis chart:dimension="x" chart:name="primary-x" chart:style-name="ch5" chartooo:axis-type="auto">
            <chartooo:date-scale/>
            <chart:title svg:x="6.044cm" svg:y="8.071cm" chart:style-name="ch6">
              <text:p>Intensidad</text:p>
            </chart:title>
            <chart:categories table:cell-range-address="'Resistencias en serie'.B3:'Resistencias en serie'.B7"/>
          </chart:axis>
          <chart:axis chart:dimension="y" chart:name="primary-y" chart:style-name="ch5">
            <chart:title svg:x="0.451cm" svg:y="5.129cm" chart:style-name="ch7">
              <text:p>Voltaje</text:p>
            </chart:title>
            <chart:grid chart:style-name="ch8" chart:class="major"/>
          </chart:axis>
          <chart:series chart:style-name="ch9" chart:values-cell-range-address="'Resistencias en serie'.C3:'Resistencias en serie'.C7" chart:label-cell-address="'Resistencias en serie'.C2:'Resistencias en serie'.C2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  <draw:g>
                  <svg:desc>'Resistencias en serie'.C2:'Resistencias en serie'.C2</svg:desc>
                </draw:g>
              </table:table-cell>
            </table:table-row>
          </table:table-header-rows>
          <table:table-rows>
            <table:table-row>
              <table:table-cell office:value-type="float" office:value="0.00068">
                <text:p>0.00068</text:p>
                <draw:g>
                  <svg:desc>'Resistencias en serie'.B3:'Resistencias en serie'.B7</svg:desc>
                </draw:g>
              </table:table-cell>
              <table:table-cell office:value-type="float" office:value="1.02">
                <text:p>1.02</text:p>
                <draw:g>
                  <svg:desc>'Resistencias en serie'.C3:'Resistencias en serie'.C7</svg:desc>
                </draw:g>
              </table:table-cell>
            </table:table-row>
            <table:table-row>
              <table:table-cell office:value-type="float" office:value="0.00145">
                <text:p>0.001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0.00215">
                <text:p>0.0021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0.0029">
                <text:p>0.002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0.00361">
                <text:p>0.00361</text:p>
              </table:table-cell>
              <table:table-cell office:value-type="float" office:value="5.42">
                <text:p>5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5cm" chart:style-name="ch2">
          <text:p>Resistencia 2</text:p>
        </chart:title>
        <chart:legend chart:legend-position="end" svg:x="12.751cm" svg:y="4.005cm" style:legend-expansion="high" chart:style-name="ch3"/>
        <chart:plot-area chart:style-name="ch4" table:cell-range-address="'Resistencias en serie'.B26:'Resistencias en serie'.C30 'Resistencias en serie'.C25:'Resistencias en serie'.C25" chart:data-source-has-labels="both" svg:x="1.279cm" svg:y="1.248cm" svg:width="11.152cm" svg:height="6.643cm">
          <chartooo:coordinate-region svg:x="1.888cm" svg:y="1.421cm" svg:width="9.933cm" svg:height="5.876cm"/>
          <chart:axis chart:dimension="x" chart:name="primary-x" chart:style-name="ch5" chartooo:axis-type="auto">
            <chartooo:date-scale/>
            <chart:title svg:x="6.044cm" svg:y="8.071cm" chart:style-name="ch6">
              <text:p>Intensidad</text:p>
            </chart:title>
            <chart:categories table:cell-range-address="'Resistencias en serie'.B26:'Resistencias en serie'.B30"/>
          </chart:axis>
          <chart:axis chart:dimension="y" chart:name="primary-y" chart:style-name="ch5">
            <chart:title svg:x="0.451cm" svg:y="5.129cm" chart:style-name="ch7">
              <text:p>Voltaje</text:p>
            </chart:title>
            <chart:grid chart:style-name="ch8" chart:class="major"/>
          </chart:axis>
          <chart:series chart:style-name="ch9" chart:values-cell-range-address="'Resistencias en serie'.C26:'Resistencias en serie'.C30" chart:label-cell-address="'Resistencias en serie'.C25:'Resistencias en serie'.C25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  <draw:g>
                  <svg:desc>'Resistencias en serie'.C25:'Resistencias en serie'.C25</svg:desc>
                </draw:g>
              </table:table-cell>
            </table:table-row>
          </table:table-header-rows>
          <table:table-rows>
            <table:table-row>
              <table:table-cell office:value-type="float" office:value="0.00098">
                <text:p>0.00098</text:p>
                <draw:g>
                  <svg:desc>'Resistencias en serie'.B26:'Resistencias en serie'.B30</svg:desc>
                </draw:g>
              </table:table-cell>
              <table:table-cell office:value-type="float" office:value="1.17">
                <text:p>1.17</text:p>
                <draw:g>
                  <svg:desc>'Resistencias en serie'.C26:'Resistencias en serie'.C30</svg:desc>
                </draw:g>
              </table:table-cell>
            </table:table-row>
            <table:table-row>
              <table:table-cell office:value-type="float" office:value="0.00178">
                <text:p>0.0017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0.00251">
                <text:p>0.0025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0.00364">
                <text:p>0.0036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0.00438">
                <text:p>0.00438</text:p>
              </table:table-cell>
              <table:table-cell office:value-type="float" office:value="5.28">
                <text:p>5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96cm" svg:y="0.315cm" chart:style-name="ch2">
          <text:p>Resistencia equivalente </text:p>
        </chart:title>
        <chart:legend chart:legend-position="end" svg:x="12.751cm" svg:y="4.005cm" style:legend-expansion="high" chart:style-name="ch3"/>
        <chart:plot-area chart:style-name="ch4" table:cell-range-address="'Resistencias en serie'.M9:'Resistencias en serie'.N12 'Resistencias en serie'.N8:'Resistencias en serie'.N8" chart:data-source-has-labels="both" svg:x="1.279cm" svg:y="1.248cm" svg:width="11.152cm" svg:height="6.643cm">
          <chartooo:coordinate-region svg:x="2.006cm" svg:y="1.421cm" svg:width="9.815cm" svg:height="5.876cm"/>
          <chart:axis chart:dimension="x" chart:name="primary-x" chart:style-name="ch5" chartooo:axis-type="auto">
            <chartooo:date-scale/>
            <chart:title svg:x="6.044cm" svg:y="8.071cm" chart:style-name="ch6">
              <text:p>Intensidad</text:p>
            </chart:title>
            <chart:categories table:cell-range-address="'Resistencias en serie'.M9:'Resistencias en serie'.M12"/>
          </chart:axis>
          <chart:axis chart:dimension="y" chart:name="primary-y" chart:style-name="ch5">
            <chart:title svg:x="0.451cm" svg:y="5.129cm" chart:style-name="ch7">
              <text:p>Voltaje</text:p>
            </chart:title>
            <chart:grid chart:style-name="ch8" chart:class="major"/>
          </chart:axis>
          <chart:series chart:style-name="ch9" chart:values-cell-range-address="'Resistencias en serie'.N9:'Resistencias en serie'.N12" chart:label-cell-address="'Resistencias en serie'.N8:'Resistencias en serie'.N8" chart:class="chart:line"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  <draw:g>
                  <svg:desc>'Resistencias en serie'.N8:'Resistencias en serie'.N8</svg:desc>
                </draw:g>
              </table:table-cell>
            </table:table-row>
          </table:table-header-rows>
          <table:table-rows>
            <table:table-row>
              <table:table-cell office:value-type="float" office:value="0.00046">
                <text:p>0.00046</text:p>
                <draw:g>
                  <svg:desc>'Resistencias en serie'.M9:'Resistencias en serie'.M12</svg:desc>
                </draw:g>
              </table:table-cell>
              <table:table-cell office:value-type="float" office:value="1.24">
                <text:p>1.24</text:p>
                <draw:g>
                  <svg:desc>'Resistencias en serie'.N9:'Resistencias en serie'.N12</svg:desc>
                </draw:g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0.00126">
                <text:p>0.0012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0.00162">
                <text:p>0.00162</text:p>
              </table:table-cell>
              <table:table-cell office:value-type="float" office:value="4.39">
                <text:p>4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5cm" chart:style-name="ch2">
          <text:p>Resistencia 1</text:p>
        </chart:title>
        <chart:legend chart:legend-position="end" svg:x="12.751cm" svg:y="4.005cm" style:legend-expansion="high" chart:style-name="ch3"/>
        <chart:plot-area chart:style-name="ch4" table:cell-range-address="'Resistencias en paralelo'.B4:'Resistencias en paralelo'.C8 'Resistencias en paralelo'.C3:'Resistencias en paralelo'.C3" chart:data-source-has-labels="both" svg:x="1.279cm" svg:y="1.248cm" svg:width="11.152cm" svg:height="6.643cm">
          <chartooo:coordinate-region svg:x="1.888cm" svg:y="1.421cm" svg:width="9.933cm" svg:height="5.876cm"/>
          <chart:axis chart:dimension="x" chart:name="primary-x" chart:style-name="ch5" chartooo:axis-type="auto">
            <chartooo:date-scale/>
            <chart:title svg:x="6.044cm" svg:y="8.071cm" chart:style-name="ch6">
              <text:p>Intensidad</text:p>
            </chart:title>
            <chart:categories table:cell-range-address="'Resistencias en paralelo'.B4:'Resistencias en paralelo'.B8"/>
          </chart:axis>
          <chart:axis chart:dimension="y" chart:name="primary-y" chart:style-name="ch5">
            <chart:title svg:x="0.451cm" svg:y="5.129cm" chart:style-name="ch7">
              <text:p>Voltaje</text:p>
            </chart:title>
            <chart:grid chart:style-name="ch8" chart:class="major"/>
          </chart:axis>
          <chart:series chart:style-name="ch9" chart:values-cell-range-address="'Resistencias en paralelo'.C4:'Resistencias en paralelo'.C8" chart:label-cell-address="'Resistencias en paralelo'.C3:'Resistencias en paralelo'.C3" chart:class="chart:line">
            <chart:regression-curve chart:style-name="ch10"/>
            <chart:data-point/>
            <chart:data-point chart:style-name="ch11" chart:repeated="2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  <draw:g>
                  <svg:desc>'Resistencias en paralelo'.C3:'Resistencias en paralelo'.C3</svg:desc>
                </draw:g>
              </table:table-cell>
            </table:table-row>
          </table:table-header-rows>
          <table:table-rows>
            <table:table-row>
              <table:table-cell office:value-type="float" office:value="0.00068">
                <text:p>0.00068</text:p>
                <draw:g>
                  <svg:desc>'Resistencias en paralelo'.B4:'Resistencias en paralelo'.B8</svg:desc>
                </draw:g>
              </table:table-cell>
              <table:table-cell office:value-type="float" office:value="1.02">
                <text:p>1.02</text:p>
                <draw:g>
                  <svg:desc>'Resistencias en paralelo'.C4:'Resistencias en paralelo'.C8</svg:desc>
                </draw:g>
              </table:table-cell>
            </table:table-row>
            <table:table-row>
              <table:table-cell office:value-type="float" office:value="0.00145">
                <text:p>0.001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0.00215">
                <text:p>0.0021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0.0029">
                <text:p>0.002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0.00361">
                <text:p>0.00361</text:p>
              </table:table-cell>
              <table:table-cell office:value-type="float" office:value="5.42">
                <text:p>5.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5cm" chart:style-name="ch2">
          <text:p>Resistencia 2</text:p>
        </chart:title>
        <chart:legend chart:legend-position="end" svg:x="12.751cm" svg:y="4.005cm" style:legend-expansion="high" chart:style-name="ch3"/>
        <chart:plot-area chart:style-name="ch4" table:cell-range-address="'Resistencias en paralelo'.B27:'Resistencias en paralelo'.C31 'Resistencias en paralelo'.C26:'Resistencias en paralelo'.C26" chart:data-source-has-labels="both" svg:x="1.279cm" svg:y="1.248cm" svg:width="11.152cm" svg:height="6.643cm">
          <chartooo:coordinate-region svg:x="1.888cm" svg:y="1.421cm" svg:width="9.933cm" svg:height="5.876cm"/>
          <chart:axis chart:dimension="x" chart:name="primary-x" chart:style-name="ch5" chartooo:axis-type="auto">
            <chartooo:date-scale/>
            <chart:title svg:x="6.044cm" svg:y="8.071cm" chart:style-name="ch6">
              <text:p>Intensidad</text:p>
            </chart:title>
            <chart:categories table:cell-range-address="'Resistencias en paralelo'.B27:'Resistencias en paralelo'.B31"/>
          </chart:axis>
          <chart:axis chart:dimension="y" chart:name="primary-y" chart:style-name="ch5">
            <chart:title svg:x="0.451cm" svg:y="5.129cm" chart:style-name="ch7">
              <text:p>Voltaje</text:p>
            </chart:title>
            <chart:grid chart:style-name="ch8" chart:class="major"/>
          </chart:axis>
          <chart:series chart:style-name="ch9" chart:values-cell-range-address="'Resistencias en paralelo'.C27:'Resistencias en paralelo'.C31" chart:label-cell-address="'Resistencias en paralelo'.C26:'Resistencias en paralelo'.C26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  <draw:g>
                  <svg:desc>'Resistencias en paralelo'.C26:'Resistencias en paralelo'.C26</svg:desc>
                </draw:g>
              </table:table-cell>
            </table:table-row>
          </table:table-header-rows>
          <table:table-rows>
            <table:table-row>
              <table:table-cell office:value-type="float" office:value="0.00098">
                <text:p>0.00098</text:p>
                <draw:g>
                  <svg:desc>'Resistencias en paralelo'.B27:'Resistencias en paralelo'.B31</svg:desc>
                </draw:g>
              </table:table-cell>
              <table:table-cell office:value-type="float" office:value="1.17">
                <text:p>1.17</text:p>
                <draw:g>
                  <svg:desc>'Resistencias en paralelo'.C27:'Resistencias en paralelo'.C31</svg:desc>
                </draw:g>
              </table:table-cell>
            </table:table-row>
            <table:table-row>
              <table:table-cell office:value-type="float" office:value="0.00178">
                <text:p>0.0017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0.00251">
                <text:p>0.0025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0.00364">
                <text:p>0.0036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0.00438">
                <text:p>0.00438</text:p>
              </table:table-cell>
              <table:table-cell office:value-type="float" office:value="5.28">
                <text:p>5.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2cm" svg:y="0.315cm" chart:style-name="ch2">
          <text:p>Resistencia equivalente</text:p>
        </chart:title>
        <chart:legend chart:legend-position="end" svg:x="12.645cm" svg:y="4.005cm" style:legend-expansion="high" chart:style-name="ch3"/>
        <chart:plot-area chart:style-name="ch4" table:cell-range-address="'Resistencias en paralelo'.M13:'Resistencias en paralelo'.N17 'Resistencias en paralelo'.N12:'Resistencias en paralelo'.N12" chart:data-source-has-labels="both" svg:x="1.279cm" svg:y="1.248cm" svg:width="11.046cm" svg:height="6.643cm">
          <chartooo:coordinate-region svg:x="1.888cm" svg:y="1.421cm" svg:width="9.827cm" svg:height="5.876cm"/>
          <chart:axis chart:dimension="x" chart:name="primary-x" chart:style-name="ch5" chartooo:axis-type="auto">
            <chartooo:date-scale/>
            <chart:title svg:x="5.991cm" svg:y="8.071cm" chart:style-name="ch6">
              <text:p>Intensidad</text:p>
            </chart:title>
            <chart:categories table:cell-range-address="'Resistencias en paralelo'.M13:'Resistencias en paralelo'.M17"/>
          </chart:axis>
          <chart:axis chart:dimension="y" chart:name="primary-y" chart:style-name="ch5">
            <chart:title svg:x="0.451cm" svg:y="5.129cm" chart:style-name="ch7">
              <text:p>Voltaje</text:p>
            </chart:title>
            <chart:grid chart:style-name="ch8" chart:class="major"/>
          </chart:axis>
          <chart:series chart:style-name="ch9" chart:values-cell-range-address="'Resistencias en paralelo'.N13:'Resistencias en paralelo'.N17" chart:label-cell-address="'Resistencias en paralelo'.N12:'Resistencias en paralelo'.N12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(V)</text:p>
                <draw:g>
                  <svg:desc>'Resistencias en paralelo'.N12:'Resistencias en paralelo'.N12</svg:desc>
                </draw:g>
              </table:table-cell>
            </table:table-row>
          </table:table-header-rows>
          <table:table-rows>
            <table:table-row>
              <table:table-cell office:value-type="float" office:value="0.00194">
                <text:p>0.00194</text:p>
                <draw:g>
                  <svg:desc>'Resistencias en paralelo'.M13:'Resistencias en paralelo'.M17</svg:desc>
                </draw:g>
              </table:table-cell>
              <table:table-cell office:value-type="float" office:value="1.3">
                <text:p>1.3</text:p>
                <draw:g>
                  <svg:desc>'Resistencias en paralelo'.N13:'Resistencias en paralelo'.N17</svg:desc>
                </draw:g>
              </table:table-cell>
            </table:table-row>
            <table:table-row>
              <table:table-cell office:value-type="float" office:value="0.00348">
                <text:p>0.0034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0.00505">
                <text:p>0.0050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0.00642">
                <text:p>0.00642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float" office:value="0.00808">
                <text:p>0.00808</text:p>
              </table:table-cell>
              <table:table-cell office:value-type="float" office:value="5.44">
                <text:p>5.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